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faa3a" officeooo:paragraph-rsid="001faa3a"/>
    </style:style>
    <style:style style:name="P2" style:family="paragraph" style:parent-style-name="Standard">
      <style:text-properties style:font-name="Times New Roman" officeooo:rsid="001f85fb" officeooo:paragraph-rsid="001f85fb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officeooo:rsid="00208d64" officeooo:paragraph-rsid="00208d64"/>
    </style:style>
    <style:style style:name="P5" style:family="paragraph" style:parent-style-name="Standard">
      <style:text-properties style:font-name="Times New Roman" officeooo:rsid="00208d64" officeooo:paragraph-rsid="00227f50"/>
    </style:style>
    <style:style style:name="P6" style:family="paragraph" style:parent-style-name="Standard">
      <style:text-properties style:font-name="Times New Roman" officeooo:rsid="00227f50" officeooo:paragraph-rsid="00227f50"/>
    </style:style>
    <style:style style:name="P7" style:family="paragraph" style:parent-style-name="Standard">
      <style:text-properties style:font-name="Times New Roman" officeooo:rsid="0023ae18" officeooo:paragraph-rsid="0023ae18"/>
    </style:style>
    <style:style style:name="P8" style:family="paragraph" style:parent-style-name="Standard">
      <style:text-properties style:font-name="Times New Roman" fo:font-weight="bold" officeooo:rsid="001faa3a" officeooo:paragraph-rsid="001faa3a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1" style:family="paragraph" style:parent-style-name="Standard">
      <style:text-properties fo:color="#cccccc" loext:opacity="100%" officeooo:paragraph-rsid="0023ae18" fo:background-color="#1f1f1f"/>
    </style:style>
    <style:style style:name="T1" style:family="text">
      <style:text-properties officeooo:rsid="00208d64"/>
    </style:style>
    <style:style style:name="T2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ccccc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officeooo:rsid="00227f50"/>
    </style:style>
    <style:style style:name="T8" style:family="text">
      <style:text-properties fo:color="#d7ba7d" loext:opacity="100%"/>
    </style:style>
    <style:style style:name="T9" style:family="text">
      <style:text-properties fo:color="#b5cea8" loext:opacity="100%"/>
    </style:style>
    <style:style style:name="T10" style:family="text">
      <style:text-properties officeooo:rsid="00247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Los ejercicios anteriores a este, se pueden comprobar en los archivos de código enviados.</text:p>
      <text:p text:style-name="P1"/>
      <text:p text:style-name="P8"><text:span text:style-name="T10">Ejercicio </text:span>4.<text:span text:style-name="T1">5)</text:span></text:p>
      <text:p text:style-name="P4"><text:span text:style-name="T2">Errores encontrados</text:span> (especificados también comentados en el archivo del código):</text:p>
      <text:p text:style-name="P4"/>
      <text:p text:style-name="P5"><text:span text:style-name="T7">1º (En el .html)</text:span></text:p>
      <text:p text:style-name="P5"/>
      <text:p text:style-name="P5">ERROR: &lt;link rel="stylesheet" type="text/css" media="screen"&gt; </text:p>
      <text:p text:style-name="P5">Fallo: <text:span text:style-name="T7">falta </text:span>href= <text:span text:style-name="T7">que enlace a nuestro archivo .css</text:span></text:p>
      <text:p text:style-name="P5"/>
      <text:p text:style-name="P4">Corregio a: &lt;link rel="stylesheet" type="text/css" href="4_5CSS.css"&gt;</text:p>
      <text:p text:style-name="P4">(En lugar de poner el enlace a hojaEst.css que tiene el ejercicio, hemos enlazado a nuestro CSS ordenado por ejercicios que le hemos llamado: 4_5CSS.css</text:p>
      <text:p text:style-name="P4"/>
      <text:p text:style-name="P6">2º (En el .css)</text:p>
      <text:p text:style-name="P6"/>
      <text:p text:style-name="P7">Corregido de la siguiente manera (Comentado en el archivo .css)</text:p>
      <text:p text:style-name="P11"><text:span text:style-name="T8">div</text:span> {</text:p>
      <text:p text:style-name="P9"><text:span text:style-name="T3">    </text:span><text:span text:style-name="T5">color</text:span><text:span text:style-name="T3">: </text:span><text:span text:style-name="T6">red</text:span><text:span text:style-name="T3">; </text:span><text:span text:style-name="T4">/* El color red debe terminar con punto y coma, no con 2 puntos como estaba */</text:span></text:p>
      <text:p text:style-name="P9"><text:span text:style-name="T3">    </text:span><text:span text:style-name="T5">font-family</text:span><text:span text:style-name="T3">: </text:span><text:span text:style-name="T6">Verdana</text:span><text:span text:style-name="T3">; </text:span><text:span text:style-name="T4">/* Para el tipo de letra hay que poner font-family: (y aquí el tipo de fuente o letra que queramos poner); */</text:span></text:p>
      <text:p text:style-name="P9"><text:span text:style-name="T3">    </text:span><text:span text:style-name="T5">opacity</text:span><text:span text:style-name="T3">: </text:span><text:span text:style-name="T9">0.5</text:span><text:span text:style-name="T3">; </text:span><text:span text:style-name="T4">/* El valor decimal se pone con un punto, no una coma. (Error: opacity: 0, 5;) */</text:span></text:p>
      <text:p text:style-name="P10">}</text:p>
      <text:p text:style-name="Standard"/>
      <text:p text:style-name="P9"><text:span text:style-name="T8">body</text:span><text:span text:style-name="T3"> {</text:span></text:p>
      <text:p text:style-name="P9"><text:span text:style-name="T3">    </text:span><text:span text:style-name="T5">border-width</text:span><text:span text:style-name="T3">: </text:span><text:span text:style-name="T9">10px</text:span><text:span text:style-name="T3">;</text:span></text:p>
      <text:p text:style-name="P9"><text:span text:style-name="T3">    </text:span><text:span text:style-name="T5">border-style</text:span><text:span text:style-name="T3">: </text:span><text:span text:style-name="T6">solid</text:span><text:span text:style-name="T3">; </text:span><text:span text:style-name="T4">/* Hay que definir un estilo de borde para que el color sea visible. (Error: puesto solo: border-color: blue;) */</text:span></text:p>
      <text:p text:style-name="P9"><text:span text:style-name="T3">    </text:span><text:span text:style-name="T5">border-color</text:span><text:span text:style-name="T3">: </text:span><text:span text:style-name="T6">blue</text:span><text:span text:style-name="T3">;</text:span></text:p>
      <text:p text:style-name="P9"><text:span text:style-name="T3">    </text:span><text:span text:style-name="T5">color</text:span><text:span text:style-name="T3">: </text:span><text:span text:style-name="T6">red</text:span><text:span text:style-name="T3">;</text:span></text:p>
      <text:p text:style-name="P10">}</text:p>
      <text:p text:style-name="Standard"/>
      <text:p text:style-name="P9"><text:span text:style-name="T8">h1</text:span><text:span text:style-name="T3"> {</text:span></text:p>
      <text:p text:style-name="P9"><text:span text:style-name="T3">    </text:span><text:span text:style-name="T5">border</text:span><text:span text:style-name="T3">: </text:span><text:span text:style-name="T6">inherit</text:span><text:span text:style-name="T3">; </text:span><text:span text:style-name="T4">/* Esta línea no establece ninguna propiedad de borde visible. Pero como ya hemos puesto border-style: solid; pues ya funciona. (Error: que estuviese puesto solo; border-color: blue; pero como ya hemos puesto el border-style: solid; pues ya no haría falta y funcionaría esto correctamente, ya que aplica todas las propiedades de border) */</text:span></text:p>
      <text:p text:style-name="P10">}</text:p>
      <text:p text:style-name="P11"><text:span text:style-name="T3"/></text:p>
      <text:p text:style-name="P7"/>
      <text:p text:style-name="P6"/>
      <text:p text:style-name="P4"/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3:38:38.778000000</meta:creation-date>
    <dc:date>2023-11-12T19:42:23.271000000</dc:date>
    <meta:editing-duration>PT47M17S</meta:editing-duration>
    <meta:editing-cycles>9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4" meta:word-count="243" meta:character-count="1517" meta:non-whitespace-character-count="1265"/>
  </office:meta>
</office:document-meta>
</file>